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ahoma1" svg:font-family="Tahoma, Lucidasans, 'Lucida Sans'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hatch" draw:fill-color="#00dcff" draw:fill-hatch-name="Red_20_Crossed_20_45_20_Degrees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0080" draw:fill-hatch-solid="fals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d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1.23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hatch" draw:fill-color="#00dcff" draw:fill-hatch-name="Red_20_Crossed_20_45_20_Degrees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800080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d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9.541cm" svg:y1="15.63cm" svg:x2="11.829cm" svg:y2="15.63cm">
                <text:p/>
              </draw:line>
              <draw:line draw:style-name="gr1" draw:text-style-name="P1" draw:layer="layout" svg:x1="10.684cm" svg:y1="13.644cm" svg:x2="11.829cm" svg:y2="15.63cm">
                <text:p/>
              </draw:line>
              <draw:line draw:style-name="gr1" draw:text-style-name="P1" draw:layer="layout" svg:x1="9.541cm" svg:y1="15.63cm" svg:x2="10.684cm" svg:y2="13.644cm">
                <text:p/>
              </draw:line>
            </draw:g>
            <draw:polygon draw:style-name="gr2" draw:text-style-name="P2" draw:layer="layout" svg:width="1.146cm" svg:height="0.992cm" draw:transform="rotate (-3.14159265358979) translate (11.829cm 15.6304166666667cm)" svg:viewBox="0 0 1147 993" draw:points="1147,0 0,0 573,993">
              <text:p/>
            </draw:polygon>
            <draw:polygon draw:style-name="gr2" draw:text-style-name="P2" draw:layer="layout" svg:width="1.144cm" svg:height="0.992cm" draw:transform="rotate (-3.14159265358979) translate (10.69cm 15.6314166666667cm)" svg:viewBox="0 0 1145 993" draw:points="1145,0 0,0 572,993">
              <text:p/>
            </draw:polygon>
            <draw:polygon draw:style-name="gr2" draw:text-style-name="P2" draw:layer="layout" svg:width="1.144cm" svg:height="0.992cm" draw:transform="rotate (-3.14159265358979) translate (11.258cm 14.6334166666667cm)" svg:viewBox="0 0 1145 993" draw:points="1145,0 0,2 573,993">
              <text:p/>
            </draw:polygon>
            <draw:polygon draw:style-name="gr3" draw:text-style-name="P3" draw:layer="layout" svg:width="0.572cm" svg:height="0.498cm" svg:x="9.825cm" svg:y="15.131cm" svg:viewBox="0 0 573 499" draw:points="0,0 573,0 286,499">
              <text:p/>
            </draw:polygon>
            <draw:polygon draw:style-name="gr3" draw:text-style-name="P3" draw:layer="layout" svg:width="0.571cm" svg:height="0.498cm" svg:x="10.968cm" svg:y="15.131cm" svg:viewBox="0 0 572 499" draw:points="0,0 572,0 286,499">
              <text:p/>
            </draw:polygon>
            <draw:polygon draw:style-name="gr3" draw:text-style-name="P3" draw:layer="layout" svg:width="0.572cm" svg:height="0.498cm" svg:x="10.395cm" svg:y="14.138cm" svg:viewBox="0 0 573 499" draw:points="0,0 573,0 286,499">
              <text:p/>
            </draw:polygon>
            <draw:polygon draw:style-name="gr3" draw:text-style-name="P3" draw:layer="layout" svg:width="1.128cm" svg:height="0.983cm" svg:x="10.12cm" svg:y="14.639cm" svg:viewBox="0 0 1129 984" draw:points="0,0 1129,0 566,984">
              <text:p/>
            </draw:polygon>
          </draw:g>
          <draw:frame draw:style-name="gr4" draw:text-style-name="P5" draw:layer="layout" svg:width="1.733cm" svg:height="0.63cm" svg:x="9.831cm" svg:y="15.648cm">
            <draw:text-box>
              <text:p text:style-name="P4"><text:span text:style-name="T1">figure 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ahoma1" svg:font-family="Tahoma, Lucidasans, 'Lucida Sans'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45_20_Degrees" draw:display-name="Red Crossed 45 Degrees" draw:style="double" draw:color="#800000" draw:distance="0.043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1:26:40.105219153</meta:creation-date>
    <dc:date>2018-03-02T11:26:55.624357957</dc:date>
    <meta:editing-duration>PT15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